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iomeW04-Regular" officeooo:rsid="00104621" officeooo:paragraph-rsid="00104621"/>
    </style:style>
    <style:style style:name="P2" style:family="paragraph" style:parent-style-name="Heading_20_1">
      <style:text-properties style:font-name="BiomeW04-Regular" officeooo:rsid="001260fb" officeooo:paragraph-rsid="001260fb"/>
    </style:style>
    <style:style style:name="P3" style:family="paragraph" style:parent-style-name="Heading_20_1">
      <style:text-properties style:font-name="BiomeW04-Regular"/>
    </style:style>
    <style:style style:name="P4" style:family="paragraph" style:parent-style-name="Text_20_body" style:list-style-name="L1">
      <style:text-properties style:font-name="BiomeW04-Regular" officeooo:paragraph-rsid="00175bb0"/>
    </style:style>
    <style:style style:name="P5" style:family="paragraph" style:parent-style-name="Text_20_body" style:list-style-name="L1">
      <style:text-properties style:font-name="BiomeW04-Regular"/>
    </style:style>
    <style:style style:name="P6" style:family="paragraph" style:parent-style-name="Text_20_body" style:list-style-name="L1">
      <style:text-properties style:font-name="BiomeW04-Regular" officeooo:paragraph-rsid="001bda85"/>
    </style:style>
    <style:style style:name="P7" style:family="paragraph" style:parent-style-name="Text_20_body">
      <style:text-properties style:font-name="BiomeW04-Regular" officeooo:paragraph-rsid="00175bb0"/>
    </style:style>
    <style:style style:name="P8" style:family="paragraph" style:parent-style-name="Text_20_body">
      <style:text-properties style:font-name="BiomeW04-Regular"/>
    </style:style>
    <style:style style:name="P9" style:family="paragraph" style:parent-style-name="Text_20_body" style:list-style-name="L2">
      <style:text-properties style:font-name="BiomeW04-Regular"/>
    </style:style>
    <style:style style:name="P10" style:family="paragraph" style:parent-style-name="Text_20_body" style:list-style-name="L3">
      <style:text-properties style:font-name="BiomeW04-Regular" officeooo:rsid="00175bb0" officeooo:paragraph-rsid="00175bb0"/>
    </style:style>
    <style:style style:name="P11" style:family="paragraph" style:parent-style-name="Text_20_body">
      <style:text-properties style:font-name="BiomeW04-Regular" officeooo:rsid="00175bb0" officeooo:paragraph-rsid="00175bb0"/>
    </style:style>
    <style:style style:name="P12" style:family="paragraph" style:parent-style-name="Text_20_body" style:list-style-name="L4">
      <style:paragraph-properties fo:text-align="start" style:justify-single-word="false"/>
      <style:text-properties style:font-name="BiomeW04-Regular" officeooo:rsid="00175bb0" officeooo:paragraph-rsid="00175bb0"/>
    </style:style>
    <style:style style:name="P13" style:family="paragraph" style:parent-style-name="Text_20_body">
      <style:text-properties style:font-name="BiomeW04-Regular" officeooo:rsid="0022569e" officeooo:paragraph-rsid="0022569e"/>
    </style:style>
    <style:style style:name="P14" style:family="paragraph" style:parent-style-name="Text_20_body" style:list-style-name="L5">
      <style:text-properties style:font-name="BiomeW04-Regular" officeooo:rsid="0022569e" officeooo:paragraph-rsid="0022569e"/>
    </style:style>
    <style:style style:name="P15" style:family="paragraph" style:parent-style-name="Text_20_body" style:list-style-name="L6">
      <style:text-properties style:font-name="BiomeW04-Regular" officeooo:rsid="0022569e" officeooo:paragraph-rsid="0022569e"/>
    </style:style>
    <style:style style:name="P16" style:family="paragraph" style:parent-style-name="Text_20_body" style:list-style-name="L8">
      <style:text-properties style:font-name="BiomeW04-Regular" officeooo:rsid="0022569e" officeooo:paragraph-rsid="0022569e"/>
    </style:style>
    <style:style style:name="P17" style:family="paragraph" style:parent-style-name="Text_20_body" style:list-style-name="L9">
      <style:text-properties style:font-name="BiomeW04-Regular" officeooo:rsid="0022569e" officeooo:paragraph-rsid="0022569e"/>
    </style:style>
    <style:style style:name="P18" style:family="paragraph" style:parent-style-name="Text_20_body">
      <style:paragraph-properties fo:text-align="start" style:justify-single-word="false"/>
      <style:text-properties style:font-name="BiomeW04-Regular" officeooo:paragraph-rsid="00175bb0"/>
    </style:style>
    <style:style style:name="P19" style:family="paragraph" style:parent-style-name="Text_20_body" style:list-style-name="L9">
      <style:text-properties style:font-name="BiomeW04-Regular" officeooo:rsid="0023f561" officeooo:paragraph-rsid="0023f561"/>
    </style:style>
    <style:style style:name="P20" style:family="paragraph" style:parent-style-name="Text_20_body" style:list-style-name="L5">
      <style:text-properties style:font-name="BiomeW04-Regular" officeooo:rsid="0023f561" officeooo:paragraph-rsid="0023f561"/>
    </style:style>
    <style:style style:name="P21" style:family="paragraph" style:parent-style-name="Text_20_body" style:list-style-name="L6">
      <style:text-properties style:font-name="BiomeW04-Regular" officeooo:rsid="0023f561" officeooo:paragraph-rsid="0023f561"/>
    </style:style>
    <style:style style:name="P22" style:family="paragraph" style:parent-style-name="Text_20_body" style:list-style-name="L7">
      <style:text-properties style:font-name="BiomeW04-Regular" officeooo:rsid="0023f561" officeooo:paragraph-rsid="0023f561"/>
    </style:style>
    <style:style style:name="P23" style:family="paragraph" style:parent-style-name="Text_20_body" style:list-style-name="L8">
      <style:text-properties style:font-name="BiomeW04-Regular" officeooo:rsid="0023f561" officeooo:paragraph-rsid="0023f561"/>
    </style:style>
    <style:style style:name="P24" style:family="paragraph" style:parent-style-name="Title">
      <style:text-properties style:font-name="BiomeW04-Regular"/>
    </style:style>
    <style:style style:name="P25" style:family="paragraph" style:parent-style-name="Title">
      <style:paragraph-properties fo:break-before="page"/>
      <style:text-properties style:font-name="BiomeW04-Regular" officeooo:rsid="00175bb0" officeooo:paragraph-rsid="00175bb0"/>
    </style:style>
    <style:style style:name="P26" style:family="paragraph" style:parent-style-name="Title">
      <style:paragraph-properties fo:break-before="page"/>
      <style:text-properties style:font-name="BiomeW04-Regular"/>
    </style:style>
    <style:style style:name="T1" style:family="text">
      <style:text-properties officeooo:rsid="00175bb0"/>
    </style:style>
    <style:style style:name="T2" style:family="text">
      <style:text-properties officeooo:rsid="001928bd"/>
    </style:style>
    <style:style style:name="T3" style:family="text">
      <style:text-properties officeooo:rsid="001bda85"/>
    </style:style>
    <style:style style:name="T4" style:family="text">
      <style:text-properties officeooo:rsid="001c9c17"/>
    </style:style>
    <style:style style:name="T5" style:family="text">
      <style:text-properties officeooo:rsid="001ecc6f"/>
    </style:style>
    <style:style style:name="T6" style:family="text">
      <style:text-properties officeooo:rsid="002068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mpire Fleet:</text:p>
      <text:h text:style-name="P2" text:outline-level="1">Empire Warships:</text:h>
      <text:p text:style-name="P1"/>
      <text:list text:style-name="L1">
        <text:list-item>
          <text:p text:style-name="P4">Empire Wardragon (Basic; Proton; Electron; Plasma; Twin Blaster; Disruption) <text:span text:style-name="T1">{Class D Ship}</text:span></text:p>
        </text:list-item>
        <text:list-item>
          <text:p text:style-name="P5">Empire Skylark (Basic; Proton; Electron; Plasma; Twin Blaster) </text:p>
        </text:list-item>
        <text:list-item>
          <text:p text:style-name="P4">Empire Palavret <text:span text:style-name="T6">(Electron; Proton; Plasma) </text:span><text:span text:style-name="T1">{Class H Ship}</text:span></text:p>
        </text:list-item>
        <text:list-item>
          <text:p text:style-name="P4">Empire Tubfalet [+1 Fuel Pod Class H] <text:span text:style-name="T1">{Class H Ship}</text:span></text:p>
        </text:list-item>
        <text:list-item>
          <text:p text:style-name="P6"><text:span text:style-name="T3">Empire Blazer </text:span><text:span text:style-name="T4">(+3 yll”a) </text:span><text:span text:style-name="T3">{Class H Ship}</text:span></text:p>
        </text:list-item>
      </text:list>
      <text:p text:style-name="P7"/>
      <text:h text:style-name="P3" text:outline-level="1">Empire Destroyers:</text:h>
      <text:p text:style-name="P8"/>
      <text:list text:style-name="L2">
        <text:list-item>
          <text:p text:style-name="P9">Empire Galactik [+3 Cargo Transporter Class D]</text:p>
        </text:list-item>
        <text:list-item>
          <text:p text:style-name="P9">Empire Nano-Flyer [+8 yll”e +8 yll”a]</text:p>
        </text:list-item>
        <text:list-item>
          <text:p text:style-name="P9">Empire Corvette YLL”E [+10 yll”a]</text:p>
        </text:list-item>
        <text:list-item>
          <text:p text:style-name="P9">Empire Corvette YLL”A [+10 yll”e]</text:p>
        </text:list-item>
        <text:list-item>
          <text:p text:style-name="P9">Empire Kraken [+4 yll”e +4 yll”a]</text:p>
        </text:list-item>
      </text:list>
      <text:p text:style-name="P8"/>
      <text:h text:style-name="P3" text:outline-level="1">World-Ships:</text:h>
      <text:p text:style-name="P8"/>
      <text:list text:style-name="L3">
        <text:list-item>
          <text:p text:style-name="P10">Empire Fortress [+8 yll”e + 4 Cargo Transporter] {Class H Ship}</text:p>
        </text:list-item>
        <text:list-item>
          <text:p text:style-name="P10">Empire Col<text:span text:style-name="T5">i</text:span>nizer {Class H Ship}</text:p>
        </text:list-item>
      </text:list>
      <text:p text:style-name="P25">Mineria Fleet:</text:p>
      <text:h text:style-name="P3" text:outline-level="1">Empire Transporters:</text:h>
      <text:p text:style-name="P11"/>
      <text:list text:style-name="L4">
        <text:list-item>
          <text:p text:style-name="P12">Empire Classik <text:span text:style-name="T2">{Class H Ship} ((In Work))</text:span></text:p>
        </text:list-item>
        <text:list-item>
          <text:p text:style-name="P12">Empire Daggrez {Class H Ship} <text:span text:style-name="T2">((In Work))</text:span></text:p>
        </text:list-item>
        <text:list-item>
          <text:p text:style-name="P12">Empire <text:span text:style-name="T2">Shall’ok {Class H Ship} ((In Work))</text:span></text:p>
        </text:list-item>
      </text:list>
      <text:p text:style-name="P18"/>
      <text:p text:style-name="P24"/>
      <text:p text:style-name="P24"/>
      <text:p text:style-name="P26">Empire Merchant Fleet:</text:p>
      <text:p text:style-name="P8"/>
      <text:h text:style-name="P3" text:outline-level="1">Transports:</text:h>
      <text:p text:style-name="P13"/>
      <text:list xml:id="list4084703708" text:style-name="L5">
        <text:list-item>
          <text:p text:style-name="P14">Blackbird</text:p>
        </text:list-item>
        <text:list-item>
          <text:p text:style-name="P20">Bounder</text:p>
        </text:list-item>
        <text:list-item>
          <text:p text:style-name="P20">Flivver</text:p>
        </text:list-item>
        <text:list-item>
          <text:p text:style-name="P20">Heavy Shuttle</text:p>
        </text:list-item>
        <text:list-item>
          <text:p text:style-name="P20">Scout</text:p>
        </text:list-item>
      </text:list>
      <text:p text:style-name="P13"/>
      <text:h text:style-name="P3" text:outline-level="1">Freighters:</text:h>
      <text:p text:style-name="P13"/>
      <text:list text:style-name="L6">
        <text:list-item>
          <text:p text:style-name="P15">Star Barge</text:p>
        </text:list-item>
        <text:list-item>
          <text:p text:style-name="P21">Clipper</text:p>
        </text:list-item>
        <text:list-item>
          <text:p text:style-name="P21">Freigher</text:p>
        </text:list-item>
        <text:list-item>
          <text:p text:style-name="P21">Hauler</text:p>
        </text:list-item>
        <text:list-item>
          <text:p text:style-name="P21">Behemoth { Heavy}</text:p>
        </text:list-item>
        <text:list-item>
          <text:p text:style-name="P21">Bulk Freighter { Heavy}</text:p>
        </text:list-item>
        <text:list-item>
          <text:p text:style-name="P21">Container Transporter { Heavy}</text:p>
        </text:list-item>
        <text:list-item>
          <text:p text:style-name="P21">Hauler II { Heavy}</text:p>
        </text:list-item>
        <text:list-item>
          <text:p text:style-name="P21">Hauler III { Heavy}</text:p>
        </text:list-item>
      </text:list>
      <text:p text:style-name="P13"/>
      <text:h text:style-name="P3" text:outline-level="1">Interceptors:</text:h>
      <text:p text:style-name="P13"/>
      <text:list xml:id="list413327485" text:style-name="L7">
        <text:list-item>
          <text:p text:style-name="P22">Fury</text:p>
        </text:list-item>
        <text:list-item>
          <text:p text:style-name="P22"><text:soft-page-break/>Hawk</text:p>
        </text:list-item>
        <text:list-item>
          <text:p text:style-name="P22">Wasp</text:p>
        </text:list-item>
      </text:list>
      <text:h text:style-name="P3" text:outline-level="1">Warships:</text:h>
      <text:p text:style-name="P13"/>
      <text:list text:style-name="L8">
        <text:list-item>
          <text:p text:style-name="P16">Quicksilver</text:p>
        </text:list-item>
        <text:list-item>
          <text:p text:style-name="P23">Headhunter</text:p>
        </text:list-item>
        <text:list-item>
          <text:p text:style-name="P23">Gunboat</text:p>
        </text:list-item>
        <text:list-item>
          <text:p text:style-name="P23">Raven</text:p>
        </text:list-item>
        <text:list-item>
          <text:p text:style-name="P23">Aerie { Medium}</text:p>
        </text:list-item>
        <text:list-item>
          <text:p text:style-name="P23">Bastion { Medium}</text:p>
        </text:list-item>
        <text:list-item>
          <text:p text:style-name="P23">Corvette { Medium}</text:p>
        </text:list-item>
        <text:list-item>
          <text:p text:style-name="P23">Firebird { Medium}</text:p>
        </text:list-item>
        <text:list-item>
          <text:p text:style-name="P23">Manta { Medium}</text:p>
        </text:list-item>
        <text:list-item>
          <text:p text:style-name="P23">Osprey { Medium}</text:p>
        </text:list-item>
        <text:list-item>
          <text:p text:style-name="P23">Dreadnought { Heavy}</text:p>
        </text:list-item>
        <text:list-item>
          <text:p text:style-name="P23">Leviathan { Heavy}</text:p>
        </text:list-item>
        <text:list-item>
          <text:p text:style-name="P23">Protector { Heavy}</text:p>
        </text:list-item>
      </text:list>
      <text:p text:style-name="P13"/>
      <text:h text:style-name="P3" text:outline-level="1">Utility:</text:h>
      <text:p text:style-name="P8"/>
      <text:list xml:id="list704844258" text:style-name="L9">
        <text:list-item>
          <text:p text:style-name="P17">Argosy</text:p>
        </text:list-item>
        <text:list-item>
          <text:p text:style-name="P19">Star Quee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omeW04-Regular" svg:font-family="BiomeW04-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8:24:28.064044990</meta:creation-date>
    <dc:date>2023-06-25T19:30:57.545042205</dc:date>
    <meta:editing-duration>PT38M57S</meta:editing-duration>
    <meta:editing-cycles>16</meta:editing-cycles>
    <meta:generator>LibreOffice/7.5.3.2$Linux_X86_64 LibreOffice_project/50$Build-2</meta:generator>
    <meta:document-statistic meta:table-count="0" meta:image-count="0" meta:object-count="0" meta:page-count="4" meta:paragraph-count="59" meta:word-count="244" meta:character-count="1311" meta:non-whitespace-character-count="1172"/>
  </office:meta>
</office:document-meta>
</file>